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3" table:style-name="ta1" table:print="false"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n_inc</text:p>
          </table:table-cell>
          <table:table-cell office:value-type="string">
            <text:p>priority</text:p>
          </table:table-cell>
          <table:table-cell office:value-type="string">
            <text:p>month</text:p>
          </table:table-cell>
          <table:table-cell office:value-type="string">
            <text:p>dep_type</text:p>
          </table:table-cell>
          <table:table-cell office:value-type="string">
            <text:p>dep_name</text:p>
          </table:table-cell>
          <table:table-cell table:style-name="ce1"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style-name="ce1"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8"/>
        </table:table-row>
        <table:table-row table:style-name="ro1" table:number-rows-repeated="104626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01/12/2020</text:date>, <text:time>19.50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5:26:44.99</meta:creation-date>
    <dc:date>2020-12-01T19:50:32.44</dc:date>
    <meta:editing-duration>PT30M28S</meta:editing-duration>
    <meta:editing-cycles>11</meta:editing-cycles>
    <meta:generator>OpenOffice/4.1.5$Win32 OpenOffice.org_project/415m1$Build-9789</meta:generator>
    <meta:document-statistic meta:table-count="1" meta:cell-count="11525" meta:object-count="0"/>
  </office:meta>
</office:document-meta>
</file>